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text:enable-numbering="true" fo:margin-left="1.2cm" fo:margin-right="0cm" fo:text-indent="-0.9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text:enable-numbering="false" fo:margin-left="1.2cm" fo:margin-right="0cm" fo:text-indent="-0.9cm"/>
      <style:text-properties fo:color="#ccccff" fo:font-size="20pt" fo:font-weight="bold"/>
    </style:style>
    <style:style style:name="P14" style:family="paragraph">
      <style:paragraph-properties text:enable-numbering="false" fo:margin-left="3.6cm" fo:margin-right="0cm" fo:text-indent="-0.6cm"/>
      <style:text-properties fo:font-size="22pt" fo:font-weight="bold"/>
    </style:style>
    <style:style style:name="T1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3" style:family="text">
      <style:text-properties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4" style:family="text">
      <style:text-properties fo:color="#ffff00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5" style:family="text">
      <style:text-properties fo:color="#ccccff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6" style:family="text">
      <style:text-properties fo:color="#ccccff"/>
    </style:style>
    <style:style style:name="T7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ff00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ffff00"/>
    </style:style>
    <style:style style:name="T12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font-size="24pt"/>
    </style:style>
    <style:style style:name="T16" style:family="text">
      <style:text-properties fo:color="#ff663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00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ff663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ffffff" fo:font-size="20pt" fo:font-weight="bold"/>
    </style:style>
    <style:style style:name="T24" style:family="text">
      <style:text-properties fo:color="#23ff23"/>
    </style:style>
    <style:style style:name="T25" style:family="text">
      <style:text-properties fo:color="#23ff23" fo:font-size="22pt"/>
    </style:style>
    <style:style style:name="T26" style:family="text">
      <style:text-properties fo:color="#ffffff"/>
    </style:style>
    <style:style style:name="T27" style:family="text">
      <style:text-properties fo:color="#23ff23" fo:font-size="20pt" fo:font-weight="bold"/>
    </style:style>
    <style:style style:name="T28" style:family="text">
      <style:text-properties fo:color="#ccccff" fo:font-size="20pt" fo:font-weight="bold"/>
    </style:style>
    <style:style style:name="T29" style:family="text">
      <style:text-properties fo:color="#ff8080" fo:font-size="20pt" fo:font-weight="bold"/>
    </style:style>
    <style:style style:name="T30" style:family="text">
      <style:text-properties fo:color="#ff6633" fo:font-size="20pt" fo:font-weight="bold"/>
    </style:style>
    <style:style style:name="T31" style:family="text">
      <style:text-properties fo:color="#00ffff" fo:font-size="20pt" fo:font-weight="bold"/>
    </style:style>
    <style:style style:name="T32" style:family="text">
      <style:text-properties fo:color="#ffff00" fo:font-size="20pt" fo:font-weight="bold"/>
    </style:style>
    <style:style style:name="T33" style:family="text">
      <style:text-properties fo:color="#ff6633" fo:font-size="22pt" fo:font-weight="bold"/>
    </style:style>
    <style:style style:name="T34" style:family="text">
      <style:text-properties fo:color="#ccccff" fo:font-size="22pt" fo:font-weight="bold"/>
    </style:style>
    <style:style style:name="T35" style:family="text">
      <style:text-properties fo:color="#00ffff" fo:font-size="22pt" fo:font-weight="bold"/>
    </style:style>
    <style:style style:name="T36" style:family="text">
      <style:text-properties fo:color="#23ff23" fo:font-size="22pt" fo:font-weight="bold"/>
    </style:style>
    <style:style style:name="T37" style:family="text">
      <style:text-properties fo:color="#ff8080" fo:font-size="22pt" fo:font-weight="bold"/>
    </style:style>
    <style:style style:name="T38" style:family="text">
      <style:text-properties fo:color="#ffffff" fo:font-size="22pt" fo:font-weight="bold"/>
    </style:style>
    <style:style style:name="T39" style:family="text">
      <style:text-properties fo:color="#ccccff" fo:font-size="24pt"/>
    </style:style>
    <style:style style:name="T40" style:family="text">
      <style:text-properties fo:color="#23ff23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Cæsar cipher, pseudorandom</presentation:footer-decl>
      <presentation:footer-decl presentation:name="ftr2">CMPTxxxx</presentation:footer-decl>
      <presentation:date-time-decl presentation:name="dtd1" presentation:source="fixed">17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§7.6-7.8: Applications:<text:line-break/><text:tab/>C<text:span text:style-name="T1">æ</text:span>sar Cipher,<text:line-break/><text:tab/>Pseudo-random Number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7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yptography exampl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C<text:span text:style-name="T2">æ</text:span><text:span text:style-name="T3">sar </text:span><text:span text:style-name="T4">substitution cipher</text:span><text:span text:style-name="T3">:</text:span></text:p>
                <text:list>
                  <text:list-item>
                    <text:p text:style-name="P1"><text:span text:style-name="T4">Key</text:span><text:span text:style-name="T3">: e.g., </text:span><text:span text:style-name="T5">QAZXSWEDCVFRTGBNHYUJMKIOLP</text:span></text:p>
                  </text:list-item>
                  <text:list-item>
                    <text:p text:style-name="P1"><text:span text:style-name="T4">Cleartext</text:span><text:span text:style-name="T3">: input text to encrypt</text:span></text:p>
                  </text:list-item>
                  <text:list-item>
                    <text:p text:style-name="P1"><text:span text:style-name="T4">Ciphertext</text:span><text:span text:style-name="T3">: output encrypted text</text:span></text:p>
                  </text:list-item>
                  <text:list-item>
                    <text:p text:style-name="P1"><text:span text:style-name="T3">Encoding: replace each </text:span><text:span text:style-name="T4">letter</text:span><text:span text:style-name="T3"> in source with corresponding letter from code key</text:span></text:p>
                  </text:list-item>
                  <text:list-item>
                    <text:p text:style-name="P1"><text:span text:style-name="T3">Decoding: same, using the decode key</text:span></text:p>
                  </text:list-item>
                </text:list>
              </text:list-item>
              <text:list-item>
                <text:p text:style-name="P1"><text:span text:style-name="T4">ROT13</text:span><text:span text:style-name="T3"> was an example of a substitution cipher</text:span></text:p>
                <text:list>
                  <text:list-item>
                    <text:p text:style-name="P1"><text:span text:style-name="T3">Key: </text:span><text:span text:style-name="T5">NOPQRSTUVWXYZABCDEFGHIJKL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Write a <text:span text:style-name="T6">Substitution</text:span> cipher library</text:p>
          </draw:text-box>
        </draw:frame>
        <draw:frame presentation:style-name="pr5" draw:text-style-name="P3" draw:layer="layout" svg:width="25.199cm" svg:height="14.576cm" svg:x="1.4cm" svg:y="4.507cm" presentation:class="outline" presentation:user-transformed="true">
          <draw:text-box>
            <text:list text:style-name="L2">
              <text:list-item>
                <text:p text:style-name="P1">Design a public interface for the library?</text:p>
              </text:list-item>
            </text:list>
            <text:p text:style-name="P5"><text:span text:style-name="T7">def </text:span><text:span text:style-name="T8">encode</text:span><text:span text:style-name="T7"> (</text:span><text:span text:style-name="T9">src, key</text:span><text:span text:style-name="T7">):</text:span></text:p>
            <text:p text:style-name="P6"><text:span text:style-name="T10">"""Encode the source string using the given codestring.</text:span></text:p>
            <text:p text:style-name="P6"><text:span text:style-name="T10">Returns the encoded string.</text:span></text:p>
            <text:p text:style-name="P6"><text:span text:style-name="T10">pre: src must be a string;</text:span></text:p>
            <text:p text:style-name="P6"><text:span text:style-name="T10">key must be a permutation of the 26 letters."""</text:span></text:p>
            <text:p text:style-name="P5"><text:span text:style-name="T7">def </text:span><text:span text:style-name="T8">decode</text:span><text:span text:style-name="T7"> (</text:span><text:span text:style-name="T9">src, key</text:span><text:span text:style-name="T7">):</text:span></text:p>
            <text:p text:style-name="P6"><text:span text:style-name="T10">"""Decode the source string using the given codestring.</text:span></text:p>
            <text:p text:style-name="P6"><text:span text:style-name="T10">Returns the decoded string.</text:span></text:p>
            <text:p text:style-name="P6"><text:span text:style-name="T10">pre: src must be a string;</text:span></text:p>
            <text:p text:style-name="P6"><text:span text:style-name="T10">key must be a permutation of the 26 letters."""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nternal helper func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n the implementation it is handy to have some helper functions for <text:span text:style-name="T11">internal</text:span> use:</text:p>
              </text:list-item>
            </text:list>
            <text:p text:style-name="P5"><text:span text:style-name="T12">def isalpha</text:span><text:span text:style-name="T13"> </text:span><text:span text:style-name="T14">(ch):</text:span></text:p>
            <text:p text:style-name="P6"><text:span text:style-name="T10">"""Return true if ch is a letter."""</text:span></text:p>
            <text:p text:style-name="P5"><text:span text:style-name="T12">def alpha_pos</text:span><text:span text:style-name="T14"> (ch):</text:span></text:p>
            <text:p text:style-name="P6"><text:span text:style-name="T10">"""Return index of a letter in the range 0 .. 25"""</text:span></text:p>
            <text:p text:style-name="P5"><text:span text:style-name="T12">def decode_key</text:span><text:span text:style-name="T13"> </text:span><text:span text:style-name="T14">(enckey):</text:span></text:p>
            <text:p text:style-name="P6"><text:span text:style-name="T10">"""Create a decode key from an encoding key"""</text:span></text:p>
            <text:list text:continue-numbering="true" text:style-name="L2">
              <text:list-item>
                <text:p text:style-name="P1">How to implement these?</text:p>
                <text:list>
                  <text:list-item>
                    <text:p text:style-name="P1"><text:span text:style-name="T15">isalpha() is built-in: ch.isalpha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Implementing Substitution library</text:p>
          </draw:text-box>
        </draw:frame>
        <draw:frame presentation:style-name="pr5" draw:text-style-name="P3" draw:layer="layout" svg:width="25.199cm" svg:height="15.178cm" svg:x="1.4cm" svg:y="4.507cm" presentation:class="outline" presentation:user-transformed="true">
          <draw:text-box>
            <text:list text:style-name="L2">
              <text:list-item>
                <text:p text:style-name="P1">Main function to <text:span text:style-name="T11">encode</text:span> strings:</text:p>
              </text:list-item>
            </text:list>
            <text:p text:style-name="P5"><text:span text:style-name="T16">def</text:span><text:span text:style-name="T17"> </text:span><text:span text:style-name="T18">encode</text:span><text:span text:style-name="T17">(src, key):</text:span></text:p>
            <text:p text:style-name="P6"><text:span text:style-name="T19">"""Encode the source string using the given codestring.</text:span></text:p>
            <text:p text:style-name="P6"><text:span text:style-name="T19">Returns the encoded string.</text:span></text:p>
            <text:p text:style-name="P6"><text:span text:style-name="T19">pre: src must be a string;</text:span></text:p>
            <text:p text:style-name="P6"><text:span text:style-name="T19">key must be a permutation of the 26 letters.</text:span></text:p>
            <text:p text:style-name="P6"><text:span text:style-name="T19">"""</text:span></text:p>
            <text:p text:style-name="P6"><text:span text:style-name="T20">dst = ""</text:span></text:p>
            <text:p text:style-name="P6"><text:span text:style-name="T21">for</text:span><text:span text:style-name="T20"> ch </text:span><text:span text:style-name="T21">in</text:span><text:span text:style-name="T20"> src:</text:span></text:p>
            <text:p text:style-name="P7"><text:span text:style-name="T21">if</text:span><text:span text:style-name="T20"> ch.isalpha():</text:span></text:p>
            <text:p text:style-name="P8"><text:span text:style-name="T20">dst += key[alpha_pos(ch)]</text:span></text:p>
            <text:p text:style-name="P7"><text:span text:style-name="T21">else</text:span><text:span text:style-name="T20">:</text:span></text:p>
            <text:p text:style-name="P8"><text:span text:style-name="T20">dst += ch</text:span></text:p>
            <text:p text:style-name="P6"><text:span text:style-name="T21">return</text:span><text:span text:style-name="T20"> dst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lementing decode()</text:p>
          </draw:text-box>
        </draw:frame>
        <draw:frame presentation:style-name="pr5" draw:text-style-name="P3" draw:layer="layout" svg:width="25.199cm" svg:height="14.793cm" svg:x="1.4cm" svg:y="4.507cm" presentation:class="outline" presentation:user-transformed="true">
          <draw:text-box>
            <text:list text:style-name="L2">
              <text:list-item>
                <text:p text:style-name="P1">Decoding is just encoding using a reverse key:</text:p>
              </text:list-item>
            </text:list>
            <text:p text:style-name="P5"><text:span text:style-name="T16">def</text:span><text:span text:style-name="T22"> </text:span><text:span text:style-name="T18">decode</text:span><text:span text:style-name="T22"> </text:span><text:span text:style-name="T17">(src, key):</text:span></text:p>
            <text:p text:style-name="P6"><text:span text:style-name="T19">"""Decode the source string using the given codestring.</text:span></text:p>
            <text:p text:style-name="P6"><text:span text:style-name="T19">Returns the decoded string.</text:span></text:p>
            <text:p text:style-name="P6"><text:span text:style-name="T19">pre: src must be a string;</text:span></text:p>
            <text:p text:style-name="P6"><text:span text:style-name="T19">key must be a permutation of the 26 letters.</text:span></text:p>
            <text:p text:style-name="P6"><text:span text:style-name="T19">"""</text:span></text:p>
            <text:p text:style-name="P6"><text:span text:style-name="T21">return</text:span><text:span text:style-name="T20"> encode(src, decode_key(key))</text:span></text:p>
            <text:p text:style-name="P6"><text:span text:style-name="T20"/></text:p>
            <text:p text:style-name="P6"><text:span text:style-name="T20"/></text:p>
            <text:p text:style-name="P6"><text:span text:style-name="T20"/></text:p>
            <text:list text:continue-numbering="true" text:style-name="L2">
              <text:list-item>
                <text:p text:style-name="P1"><text:span text:style-name="T23">Library: </text:span><text:span text:style-name="T23"><text:a xlink:href="http://twu.seanho.com/python/substitution.py">http://twu.seanho.com/python/substitution.py</text:a></text:span></text:p>
              </text:list-item>
              <text:list-item>
                <text:p text:style-name="P1"><text:span text:style-name="T23">Testbed: </text:span><text:span text:style-name="T23"><text:a xlink:href="http://twu.seanho.com/python/caesartest.py">http://twu.seanho.com/python/caesartest.p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pplication: Random numbe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 <text:span text:style-name="T11">random</text:span> number (from a <text:span text:style-name="T24">uniform</text:span> distribution) is chosen such that every number within the range is <text:span text:style-name="T11">equally likely</text:span> to be chosen:</text:p>
                <text:list>
                  <text:list-item>
                    <text:p text:style-name="P1">Uniform distribution on [0..1]</text:p>
                  </text:list-item>
                </text:list>
              </text:list-item>
              <text:list-item>
                <text:p text:style-name="P1">Making things truly random (high entropy) is very <text:span text:style-name="T11">difficult</text:span>!</text:p>
                <text:list>
                  <text:list-item>
                    <text:p text:style-name="P1"><text:span text:style-name="T11">Hardware</text:span> random-number generators:</text:p>
                    <text:list>
                      <text:list-item>
                        <text:p text:style-name="P1">Measure <text:span text:style-name="T24">radioactive</text:span> decay of isotopes</text:p>
                      </text:list-item>
                      <text:list-item>
                        <text:p text:style-name="P1"><text:span text:style-name="T24">Brownian</text:span> motion of particles in a suspension (air)</text:p>
                      </text:list-item>
                    </text:list>
                  </text:list-item>
                  <text:list-item>
                    <text:p text:style-name="P1"><text:span text:style-name="T11">Software</text:span> pseudo-random number generator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Pseudo-random number generator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 <text:span text:style-name="T11">pseudo-random</text:span> number generator applies some <text:span text:style-name="T11">math</text:span> operations to the last number generated to get the next number</text:p>
                <text:list>
                  <text:list-item>
                    <text:p text:style-name="P1">Start with a <text:span text:style-name="T11">seed</text:span> number</text:p>
                  </text:list-item>
                  <text:list-item>
                    <text:p text:style-name="P1">Hopefully it's “<text:span text:style-name="T11">random enough</text:span>”</text:p>
                  </text:list-item>
                  <text:list-item>
                    <text:p text:style-name="P1">But really it's completely <text:span text:style-name="T11">deterministic</text:span>:</text:p>
                    <text:list>
                      <text:list-item>
                        <text:p text:style-name="P1">If we start again with the same seed, we'll always get the <text:span text:style-name="T11">same</text:span> sequence of “random” numbers</text:p>
                      </text:list-item>
                    </text:list>
                  </text:list-item>
                </text:list>
              </text:list-item>
              <text:list-item>
                <text:p text:style-name="P1">e.g., seed=<text:span text:style-name="T6">0.10</text:span>: generates</text:p>
                <text:list>
                  <text:list-item>
                    <text:p text:style-name="P1"><text:span text:style-name="T6">0.72, 0.23, 0.19, 0.93, 0.54, 0.77, 0.11, ..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DEF: pseudo-random num library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only need one public procedure: <text:span text:style-name="T6">Random</text:span>()</text:p>
              </text:list-item>
            </text:list>
            <text:p text:style-name="P9"><text:span text:style-name="T6">def </text:span><text:span text:style-name="T11">random</text:span><text:span text:style-name="T6"> ():</text:span></text:p>
            <text:p text:style-name="P10"><text:span text:style-name="T25">"""Returns a random float between 0 and 1."""</text:span></text:p>
            <text:p text:style-name="P10"><text:span text:style-name="T24"/></text:p>
            <text:p text:style-name="P9"><text:span text:style-name="T6">def</text:span><text:span text:style-name="T24"> </text:span><text:span text:style-name="T11">init_seed</text:span><text:span text:style-name="T24"> </text:span><text:span text:style-name="T6">(x):</text:span></text:p>
            <text:p text:style-name="P10"><text:span text:style-name="T25">"""Initialize the number generator seed."""</text:span></text:p>
            <text:p text:style-name="P9"><text:span text:style-name="T6"/></text:p>
            <text:list text:continue-numbering="true" text:style-name="L2">
              <text:list-item>
                <text:p text:style-name="P1"><text:span text:style-name="T6">init_seed</text:span><text:span text:style-name="T26"> provides a way for the user to manually set the seed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IMP: pseudo-random num library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p text:style-name="P12"><text:span text:style-name="T27">"""Pseudo-random number generator.</text:span></text:p>
            <text:p text:style-name="P9"><text:span text:style-name="T27"/></text:p>
            <text:p text:style-name="P9"><text:span text:style-name="T27">Sean Ho</text:span></text:p>
            <text:p text:style-name="P9"><text:span text:style-name="T27">CMPT14x example 2006.</text:span></text:p>
            <text:p text:style-name="P9"><text:span text:style-name="T27">"""</text:span></text:p>
            <text:p text:style-name="P9"><text:span text:style-name="T23">from math import exp, log, pi</text:span></text:p>
            <text:p text:style-name="P9"><text:span text:style-name="T28"/></text:p>
            <text:p text:style-name="P9"><text:span text:style-name="T23">seed = 0</text:span><text:span text:style-name="T28"><text:tab/></text:span><text:span text:style-name="T28"><text:tab/></text:span><text:span text:style-name="T28"><text:tab/></text:span><text:span text:style-name="T29"># persistent across calls to random()</text:span></text:p>
            <text:p text:style-name="P9"><text:span text:style-name="T30">def</text:span><text:span text:style-name="T31"> init_seed</text:span><text:span text:style-name="T27"> </text:span><text:span text:style-name="T23">(x):</text:span></text:p>
            <text:p text:style-name="P10"><text:span text:style-name="T27">"""Initialize the number generator seed.</text:span></text:p>
            <text:p text:style-name="P10"><text:span text:style-name="T27">Accessor (set) function for seed."""</text:span></text:p>
            <text:p text:style-name="P10"><text:span text:style-name="T30">global</text:span><text:span text:style-name="T32"> </text:span><text:span text:style-name="T23">seed</text:span><text:span text:style-name="T23"><text:tab/></text:span><text:span text:style-name="T32"><text:tab/></text:span><text:span text:style-name="T32"><text:tab/></text:span><text:span text:style-name="T29"># access global variable</text:span></text:p>
            <text:p text:style-name="P10"><text:span text:style-name="T23">seed = x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: pseudorandom.py, cont.</text:p>
          </draw:text-box>
        </draw:frame>
        <draw:frame presentation:style-name="pr8" draw:text-style-name="P14" draw:layer="layout" svg:width="25.199cm" svg:height="14.267cm" svg:x="1.4cm" svg:y="4.507cm" presentation:class="outline" presentation:user-transformed="true">
          <draw:text-box>
            <text:p text:style-name="P12"><text:span text:style-name="T33">def</text:span><text:span text:style-name="T34"> </text:span><text:span text:style-name="T35">random</text:span><text:span text:style-name="T34"> ():</text:span></text:p>
            <text:p text:style-name="P10"><text:span text:style-name="T36">"""Returns a random float between 0 and 1."""</text:span></text:p>
            <text:p text:style-name="P10"><text:span text:style-name="T36">global seed</text:span><text:span text:style-name="T36"><text:tab/></text:span><text:span text:style-name="T36"><text:tab/></text:span><text:span text:style-name="T36"><text:tab/></text:span><text:span text:style-name="T37"># access global variable</text:span></text:p>
            <text:p text:style-name="P10"><text:span text:style-name="T37"/></text:p>
            <text:p text:style-name="P10"><text:span text:style-name="T37"># Try to scramble up seed as much as possible</text:span></text:p>
            <text:p text:style-name="P10"><text:span text:style-name="T38">seed = seed + pi</text:span></text:p>
            <text:p text:style-name="P10"><text:span text:style-name="T38">seed = exp (7.0 * log (seed))</text:span></text:p>
            <text:p text:style-name="P10"><text:span text:style-name="T37"/></text:p>
            <text:p text:style-name="P10"><text:span text:style-name="T37"># Only keep the fractional part, in range 0..1</text:span></text:p>
            <text:p text:style-name="P10"><text:span text:style-name="T38">seed = seed – </text:span><text:span text:style-name="T34">int</text:span><text:span text:style-name="T38"> (seed)</text:span></text:p>
            <text:p text:style-name="P10"><text:span text:style-name="T33">return</text:span><text:span text:style-name="T38"> seed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Online test of PseudoRando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(demo in Python of PseudoRandomTest)</text:p>
              </text:list-item>
              <text:list-item>
                <text:p text:style-name="P1"><text:span text:style-name="T39">Library: </text:span><text:span text:style-name="T39"><text:a xlink:href="http://twu.seanho.com/python/pseudorandom.py">http://twu.seanho.com/python/pseudorandom.py</text:a></text:span><text:span text:style-name="T39"><text:line-break/></text:span><text:span text:style-name="T39"/></text:p>
              </text:list-item>
              <text:list-item>
                <text:p text:style-name="P1"><text:span text:style-name="T11">Evaluating</text:span> “randomness”:</text:p>
                <text:list>
                  <text:list-item>
                    <text:p text:style-name="P1"><text:span text:style-name="T11">Graphical</text:span> evaluations: plot points (x,y) where both coordinates are from Random()</text:p>
                  </text:list-item>
                  <text:list-item>
                    <text:p text:style-name="P1">Check for dense <text:span text:style-name="T11">spots</text:span>, sparse spots in 1x1 square</text:p>
                  </text:list-item>
                  <text:list-item>
                    <text:p text:style-name="P1">Python has graphics libraries, but that's beyond the scope of this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's own pseudorando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has a built-in <text:span text:style-name="T11">pseudorandom </text:span>generator:</text:p>
              </text:list-item>
            </text:list>
            <text:p text:style-name="P9"><text:span text:style-name="T40">from random import random</text:span></text:p>
            <text:p text:style-name="P9"><text:span text:style-name="T40">random()</text:span></text:p>
            <text:p text:style-name="P9"><text:span text:style-name="T40">seed()</text:span></text:p>
            <text:list text:continue-numbering="true" text:style-name="L2">
              <text:list-item>
                <text:list>
                  <text:list-item>
                    <text:p text:style-name="P1">Random float in interval <text:span text:style-name="T11">[0.0, 1.0)</text:span></text:p>
                  </text:list-item>
                </text:list>
              </text:list-item>
              <text:list-item>
                <text:p text:style-name="P1"><text:span text:style-name="T11">Histogram</text:span> to evaluate randomness</text:p>
                <text:list>
                  <text:list-item>
                    <text:p text:style-name="P1">Split up interval [0.0, 1.0) into equal-size <text:span text:style-name="T11">bins</text:span></text:p>
                  </text:list-item>
                  <text:list-item>
                    <text:p text:style-name="P1">Generate a <text:span text:style-name="T11">list</text:span> of random numbers</text:p>
                  </text:list-item>
                  <text:list-item>
                    <text:p text:style-name="P1"><text:span text:style-name="T11">Count</text:span> how many numbers fall in each bi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11T20:36:10</meta:creation-date>
    <dc:date>2008-10-15T16:40:59</dc:date>
    <meta:editing-cycles>18</meta:editing-cycles>
    <meta:editing-duration>PT04H57M10S</meta:editing-duration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